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nity che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" calcext:value-type="float">
            <text:p>41.2</text:p>
          </table:table-cell>
          <table:table-cell office:value-type="float" office:value="9.53" calcext:value-type="float">
            <text:p>9.53</text:p>
          </table:table-cell>
          <table:table-cell/>
          <table:table-cell table:formula="of:=AVERAGE([.B4:.B8])" office:value-type="float" office:value="41.264" calcext:value-type="float">
            <text:p>41.264</text:p>
          </table:table-cell>
          <table:table-cell table:formula="of:=AVERAGE([.C4:.C8])" office:value-type="float" office:value="9.322" calcext:value-type="float">
            <text:p>9.322</text:p>
          </table:table-cell>
        </table:table-row>
        <table:table-row table:style-name="ro1">
          <table:table-cell/>
          <table:table-cell office:value-type="float" office:value="39.88" calcext:value-type="float">
            <text:p>39.88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77" calcext:value-type="float">
            <text:p>41.77</text:p>
          </table:table-cell>
          <table:table-cell office:value-type="float" office:value="9.33" calcext:value-type="float">
            <text:p>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3" calcext:value-type="float">
            <text:p>43.13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34" calcext:value-type="float">
            <text:p>40.34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.4" calcext:value-type="float">
            <text:p>235.4</text:p>
          </table:table-cell>
          <table:table-cell office:value-type="float" office:value="62.09" calcext:value-type="float">
            <text:p>62.09</text:p>
          </table:table-cell>
          <table:table-cell/>
          <table:table-cell table:formula="of:=AVERAGE([.B9:.B13])" office:value-type="float" office:value="235.64" calcext:value-type="float">
            <text:p>235.64</text:p>
          </table:table-cell>
          <table:table-cell table:formula="of:=AVERAGE([.C9:.C13])" office:value-type="float" office:value="62.074" calcext:value-type="float">
            <text:p>62.074</text:p>
          </table:table-cell>
        </table:table-row>
        <table:table-row table:style-name="ro1">
          <table:table-cell/>
          <table:table-cell office:value-type="float" office:value="230.41" calcext:value-type="float">
            <text:p>230.41</text:p>
          </table:table-cell>
          <table:table-cell office:value-type="float" office:value="59.49" calcext:value-type="float">
            <text:p>59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.91" calcext:value-type="float">
            <text:p>236.91</text:p>
          </table:table-cell>
          <table:table-cell office:value-type="float" office:value="62.65" calcext:value-type="float">
            <text:p>62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.64" calcext:value-type="float">
            <text:p>232.64</text:p>
          </table:table-cell>
          <table:table-cell office:value-type="float" office:value="63.19" calcext:value-type="float">
            <text:p>63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.84" calcext:value-type="float">
            <text:p>242.84</text:p>
          </table:table-cell>
          <table:table-cell office:value-type="float" office:value="62.95" calcext:value-type="float">
            <text:p>62.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35.33" calcext:value-type="float">
            <text:p>335.33</text:p>
          </table:table-cell>
          <table:table-cell table:number-columns-repeated="2"/>
          <table:table-cell table:formula="of:=AVERAGE([.C14:.C18])" office:value-type="float" office:value="326.122" calcext:value-type="float">
            <text:p>326.122</text:p>
          </table:table-cell>
        </table:table-row>
        <table:table-row table:style-name="ro1">
          <table:table-cell table:number-columns-repeated="2"/>
          <table:table-cell office:value-type="float" office:value="328.87" calcext:value-type="float">
            <text:p>328.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.42" calcext:value-type="float">
            <text:p>334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.19" calcext:value-type="float">
            <text:p>329.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.8" calcext:value-type="float">
            <text:p>30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7" calcext:value-type="float">
            <text:p>3.287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B21:.B22])" office:value-type="float" office:value="3.3775" calcext:value-type="float">
            <text:p>3.3775</text:p>
          </table:table-cell>
          <table:table-cell table:formula="of:=AVERAGE([.C21:.C22])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3.468" calcext:value-type="float">
            <text:p>3.46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86" calcext:value-type="float">
            <text:p>6.386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AVERAGE([.B23:.B24])" office:value-type="float" office:value="6.448" calcext:value-type="float">
            <text:p>6.448</text:p>
          </table:table-cell>
          <table:table-cell table:formula="of:=AVERAGE([.C23:.C24])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B25:.B26])" office:value-type="float" office:value="13.491" calcext:value-type="float">
            <text:p>13.491</text:p>
          </table:table-cell>
          <table:table-cell table:formula="of:=AVERAGE([.C25:.C26])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3.457" calcext:value-type="float">
            <text:p>13.457</text:p>
          </table:table-cell>
          <table:table-cell office:value-type="float" office:value="1.64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5" calcext:value-type="float">
            <text:p>27.375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AVERAGE([.B27:.B28])" office:value-type="float" office:value="27.479" calcext:value-type="float">
            <text:p>27.479</text:p>
          </table:table-cell>
          <table:table-cell table:formula="of:=AVERAGE([.C27:.C28])"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27.583" calcext:value-type="float">
            <text:p>27.583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anity check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it length(bit)</text:p>
          </table:table-cell>
          <table:table-cell office:value-type="string" calcext:value-type="string">
            <text:p>getafix(s)</text:p>
          </table:table-cell>
          <table:table-cell table:style-name="ce1" office:value-type="string" calcext:value-type="string">
            <text:p>getafix opt(s)</text:p>
          </table:table-cell>
          <table:table-cell office:value-type="string" calcext:value-type="string">
            <text:p>jmoped(s)</text:p>
          </table:table-cell>
          <table:table-cell office:value-type="string" calcext:value-type="string">
            <text:p>jmoped opt(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64" calcext:value-type="float">
            <text:p>41.264</text:p>
          </table:table-cell>
          <table:table-cell table:style-name="ce1"/>
          <table:table-cell office:value-type="float" office:value="9.322" calcext:value-type="float">
            <text:p>9.3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.64" calcext:value-type="float">
            <text:p>235.64</text:p>
          </table:table-cell>
          <table:table-cell table:style-name="ce1" office:value-type="float" office:value="3.3775" calcext:value-type="float">
            <text:p>3.3775</text:p>
          </table:table-cell>
          <table:table-cell office:value-type="float" office:value="62.074" calcext:value-type="float">
            <text:p>62.07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600</text:p>
          </table:table-cell>
          <table:table-cell office:value-type="float" office:value="6.448" calcext:value-type="float">
            <text:p>6.448</text:p>
          </table:table-cell>
          <table:table-cell office:value-type="float" office:value="326.122" calcext:value-type="float">
            <text:p>326.122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13.491" calcext:value-type="float">
            <text:p>13.491</text:p>
          </table:table-cell>
          <table:table-cell table:style-name="Default"/>
          <table:table-cell office:value-type="float" office:value="1.69" calcext:value-type="float">
            <text:p>1.69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27.479" calcext:value-type="float">
            <text:p>27.479</text:p>
          </table:table-cell>
          <table:table-cell table:style-name="Default"/>
          <table:table-cell office:value-type="float" office:value="3.045" calcext:value-type="float">
            <text:p>3.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09:12:20.656637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08T10:08:32.308609752</dc:date>
    <meta:editing-duration>PT2H15M55S</meta:editing-duration>
    <meta:editing-cycles>30</meta:editing-cycles>
    <meta:generator>LibreOffice/4.2.4.2$Linux_x86 LibreOffice_project/420m0$Build-2</meta:generator>
    <meta:document-statistic meta:table-count="2" meta:cell-count="95" meta:object-count="0"/>
  </office:meta>
</office:document-meta>
</file>